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KeyHolder.getKey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tedKeyHolder.GeneratedKeyHolder( List &lt; Map &lt; String , Object &gt; &gt; ke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KeyHolder.getKeyAs( Class &lt; T &gt; key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GeneratedKeyHolder.GeneratedKey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KeyHolder.getKe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KeyHold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